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6)),ISBLANK(E6)))" style:apply-style-name="cf1" style:base-cell-address="Data_Sheet.E6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L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</style:style>
    <style:style style:name="ce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8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8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8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N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P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9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9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</style:style>
    <style:style style:name="ce1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10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10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H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J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F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0)),ISBLANK(B10)))" style:apply-style-name="cf1" style:base-cell-address="Data_Sheet.B10"/>
      <style:map style:condition="is-true-formula(msoxl:AND(NOT(ISBLANK($A10)),ISBLANK(B10)))" style:apply-style-name="cf1" style:base-cell-address="Data_Sheet.B10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0)),ISBLANK(B10)))" style:apply-style-name="cf1" style:base-cell-address="Data_Sheet.B10"/>
      <style:map style:condition="is-true-formula(msoxl:AND(NOT(ISBLANK($A11)),ISBLANK(B11)))" style:apply-style-name="cf1" style:base-cell-address="Data_Sheet.B11"/>
      <style:map style:condition="is-true-formula(msoxl:AND(NOT(ISBLANK($A11)),ISBLANK(B11)))" style:apply-style-name="cf1" style:base-cell-address="Data_Sheet.B11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0)),ISBLANK(C10)))" style:apply-style-name="cf1" style:base-cell-address="Data_Sheet.C10"/>
      <style:map style:condition="is-true-formula(msoxl:AND(NOT(ISBLANK(A10)),ISBLANK(C10)))" style:apply-style-name="cf1" style:base-cell-address="Data_Sheet.C10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1)),ISBLANK(C11)))" style:apply-style-name="cf1" style:base-cell-address="Data_Sheet.C11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9)),ISBLANK(C9)))" style:apply-style-name="cf1" style:base-cell-address="Data_Sheet.C9"/>
      <style:map style:condition="is-true-formula(msoxl:AND(NOT(ISBLANK(A9)),ISBLANK(C9)))" style:apply-style-name="cf1" style:base-cell-address="Data_Sheet.C9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</style:style>
    <style:style style:name="ce1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</style:style>
    <style:style style:name="ce1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</style:style>
    <style:style style:name="ce1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1" style:base-cell-address="Data_Sheet.V8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</style:style>
    <style:style style:name="ce1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1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1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1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</style:style>
    <style:style style:name="ce1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1" style:base-cell-address="Data_Sheet.W8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</style:style>
    <style:style style:name="ce1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</style:style>
    <style:style style:name="ce1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</style:style>
    <style:style style:name="ce1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1" style:base-cell-address="Data_Sheet.W8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</style:style>
    <style:style style:name="ce1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1" style:base-cell-address="Data_Sheet.V8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</style:style>
    <style:style style:name="ce1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1" style:base-cell-address="Data_Sheet.V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1" style:base-cell-address="Data_Sheet.W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9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20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2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20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2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2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20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20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  <style:style style:name="ce20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</style:style>
    <style:style style:name="ce20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2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2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21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</style:style>
    <style:style style:name="ce21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</style:style>
    <style:style style:name="ce21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21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</style:style>
    <style:style style:name="ce21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</style:style>
    <style:style style:name="ce21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8">
            <text:p>Ministerial Department</text:p>
          </table:table-cell>
          <table:table-cell office:value-type="string" table:style-name="ce19">
            <text:p>Home Office</text:p>
          </table:table-cell>
          <table:table-cell office:value-type="float" office:value="5713" table:style-name="ce21">
            <text:p>5,713</text:p>
          </table:table-cell>
          <table:table-cell office:value-type="float" office:value="5247.28" table:style-name="ce23">
            <text:p>5,247</text:p>
          </table:table-cell>
          <table:table-cell office:value-type="float" office:value="10452" table:style-name="ce25">
            <text:p>10,452</text:p>
          </table:table-cell>
          <table:table-cell office:value-type="float" office:value="9915.68" table:style-name="ce27">
            <text:p>9,916</text:p>
          </table:table-cell>
          <table:table-cell office:value-type="float" office:value="5879" table:style-name="ce29">
            <text:p>5,879</text:p>
          </table:table-cell>
          <table:table-cell office:value-type="float" office:value="5666.84" table:style-name="ce31">
            <text:p>5,667</text:p>
          </table:table-cell>
          <table:table-cell office:value-type="float" office:value="1802" table:style-name="ce33">
            <text:p>1,802</text:p>
          </table:table-cell>
          <table:table-cell office:value-type="float" office:value="1756.41" table:style-name="ce34">
            <text:p>1,756</text:p>
          </table:table-cell>
          <table:table-cell office:value-type="float" office:value="191" table:style-name="ce74">
            <text:p>191</text:p>
          </table:table-cell>
          <table:table-cell office:value-type="float" office:value="190.28" table:style-name="ce76">
            <text:p>190</text:p>
          </table:table-cell>
          <table:table-cell office:value-type="float" office:value="1" table:style-name="ce78">
            <text:p>1</text:p>
          </table:table-cell>
          <table:table-cell office:value-type="float" office:value="1" table:style-name="ce80">
            <text:p>1</text:p>
          </table:table-cell>
          <table:table-cell office:value-type="float" office:value="24038" table:content-validation-name="val3" table:style-name="ce104">
            <text:p>24,038</text:p>
          </table:table-cell>
          <table:table-cell office:value-type="float" office:value="22777.489999999998" table:content-validation-name="val3" table:style-name="ce106">
            <text:p>22,777</text:p>
          </table:table-cell>
          <table:table-cell office:value-type="float" office:value="2592" table:style-name="ce108">
            <text:p>2,592</text:p>
          </table:table-cell>
          <table:table-cell office:value-type="float" office:value="2530.39" table:style-name="ce150">
            <text:p>2,530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8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0" table:style-name="ce203">
            <text:p>0</text:p>
          </table:table-cell>
          <table:table-cell office:value-type="float" office:value="2592" table:style-name="ce201">
            <text:p>2,592</text:p>
          </table:table-cell>
          <table:table-cell office:value-type="float" office:value="2530.39" table:style-name="ce205">
            <text:p>2,530</text:p>
          </table:table-cell>
          <table:table-cell office:value-type="float" office:value="26630" table:content-validation-name="val3" table:style-name="ce200">
            <text:p>26,630</text:p>
          </table:table-cell>
          <table:table-cell office:value-type="float" office:value="25307.879999999997" table:content-validation-name="val3" table:style-name="ce199">
            <text:p>25,308</text:p>
          </table:table-cell>
          <table:table-cell office:value-type="currency" office:value="57034000" table:content-validation-name="val2" table:style-name="ce9">
            <text:p>£57,034,000.00</text:p>
          </table:table-cell>
          <table:table-cell office:value-type="currency" office:value="8878000" table:content-validation-name="val2" table:style-name="ce9">
            <text:p>£8,878,000.00</text:p>
          </table:table-cell>
          <table:table-cell office:value-type="currency" office:value="-26000" table:content-validation-name="val2" table:style-name="ce9">
            <text:p>-£26,000.00</text:p>
          </table:table-cell>
          <table:table-cell office:value-type="currency" office:value="580000" table:content-validation-name="val2" table:style-name="ce9">
            <text:p>£580,000.00</text:p>
          </table:table-cell>
          <table:table-cell office:value-type="currency" office:value="12417000" table:content-validation-name="val2" table:style-name="ce9">
            <text:p>£12,417,000.00</text:p>
          </table:table-cell>
          <table:table-cell office:value-type="currency" office:value="5246000" table:content-validation-name="val2" table:style-name="ce9">
            <text:p>£5,246,000.00</text:p>
          </table:table-cell>
          <table:table-cell office:value-type="currency" office:value="84129000" table:style-name="ce10">
            <text:p>£84,129,000.00</text:p>
          </table:table-cell>
          <table:table-cell office:value-type="currency" office:value="5621000" table:content-validation-name="val2" table:style-name="ce11">
            <text:p>£5,621,000.00</text:p>
          </table:table-cell>
          <table:table-cell office:value-type="currency" office:value="766000" table:content-validation-name="val2" table:style-name="ce11">
            <text:p>£766,000.00</text:p>
          </table:table-cell>
          <table:table-cell office:value-type="currency" office:value="6387000" table:style-name="ce10">
            <text:p>£6,387,000.00</text:p>
          </table:table-cell>
          <table:table-cell office:value-type="currency" office:value="90516000" table:style-name="ce12">
            <text:p>£90,516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HM Passport Office</text:p>
          </table:table-cell>
          <table:table-cell office:value-type="string" table:style-name="ce18">
            <text:p>Executive Agency</text:p>
          </table:table-cell>
          <table:table-cell office:value-type="string" table:style-name="ce19">
            <text:p>Home Office</text:p>
          </table:table-cell>
          <table:table-cell office:value-type="float" office:value="2288" table:style-name="ce20">
            <text:p>2,288</text:p>
          </table:table-cell>
          <table:table-cell office:value-type="float" office:value="1975.11" table:style-name="ce22">
            <text:p>1,975</text:p>
          </table:table-cell>
          <table:table-cell office:value-type="float" office:value="835" table:style-name="ce24">
            <text:p>835</text:p>
          </table:table-cell>
          <table:table-cell office:value-type="float" office:value="750.35" table:style-name="ce26">
            <text:p>750</text:p>
          </table:table-cell>
          <table:table-cell office:value-type="float" office:value="416" table:style-name="ce28">
            <text:p>416</text:p>
          </table:table-cell>
          <table:table-cell office:value-type="float" office:value="404.46" table:style-name="ce30">
            <text:p>404</text:p>
          </table:table-cell>
          <table:table-cell office:value-type="float" office:value="94" table:style-name="ce32">
            <text:p>94</text:p>
          </table:table-cell>
          <table:table-cell office:value-type="float" office:value="93.09" table:style-name="ce35">
            <text:p>93</text:p>
          </table:table-cell>
          <table:table-cell office:value-type="float" office:value="5" table:style-name="ce75">
            <text:p>5</text:p>
          </table:table-cell>
          <table:table-cell office:value-type="float" office:value="5" table:style-name="ce77">
            <text:p>5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638" table:content-validation-name="val3" table:style-name="ce87">
            <text:p>3,638</text:p>
          </table:table-cell>
          <table:table-cell office:value-type="float" office:value="3228.01" table:content-validation-name="val3" table:style-name="ce105">
            <text:p>3,228</text:p>
          </table:table-cell>
          <table:table-cell office:value-type="float" office:value="2" table:style-name="ce107">
            <text:p>2</text:p>
          </table:table-cell>
          <table:table-cell office:value-type="float" office:value="2" table:style-name="ce149">
            <text:p>2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75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80">
            <text:p>0</text:p>
          </table:table-cell>
          <table:table-cell office:value-type="float" office:value="0" table:style-name="ce204">
            <text:p>0</text:p>
          </table:table-cell>
          <table:table-cell office:value-type="float" office:value="2" table:style-name="ce87">
            <text:p>2</text:p>
          </table:table-cell>
          <table:table-cell office:value-type="float" office:value="2" table:style-name="ce105">
            <text:p>2</text:p>
          </table:table-cell>
          <table:table-cell office:value-type="float" office:value="3640" table:content-validation-name="val3" table:style-name="ce210">
            <text:p>3,640</text:p>
          </table:table-cell>
          <table:table-cell office:value-type="float" office:value="3230.01" table:content-validation-name="val3" table:style-name="ce202">
            <text:p>3,230</text:p>
          </table:table-cell>
          <table:table-cell office:value-type="currency" office:value="5934000" table:content-validation-name="val2" table:style-name="ce9">
            <text:p>£5,934,000.00</text:p>
          </table:table-cell>
          <table:table-cell office:value-type="currency" office:value="159000" table:content-validation-name="val2" table:style-name="ce9">
            <text:p>£159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212000" table:content-validation-name="val2" table:style-name="ce9">
            <text:p>£1,212,000.00</text:p>
          </table:table-cell>
          <table:table-cell office:value-type="currency" office:value="1044000" table:content-validation-name="val2" table:style-name="ce9">
            <text:p>£1,044,000.00</text:p>
          </table:table-cell>
          <table:table-cell office:value-type="currency" office:value="479000" table:content-validation-name="val2" table:style-name="ce9">
            <text:p>£479,000.00</text:p>
          </table:table-cell>
          <table:table-cell office:value-type="currency" office:value="8828000" table:style-name="ce10">
            <text:p>£8,828,000.00</text:p>
          </table:table-cell>
          <table:table-cell office:value-type="currency" office:value="228000" table:content-validation-name="val2" table:style-name="ce11">
            <text:p>£228,000.00</text:p>
          </table:table-cell>
          <table:table-cell office:value-type="currency" office:value="-51000" table:content-validation-name="val2" table:style-name="ce11">
            <text:p>-£51,000.00</text:p>
          </table:table-cell>
          <table:table-cell office:value-type="currency" office:value="177000" table:style-name="ce10">
            <text:p>£177,000.00</text:p>
          </table:table-cell>
          <table:table-cell office:value-type="currency" office:value="9005000" table:style-name="ce12">
            <text:p>£9,005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Fraud Authority</text:p>
          </table:table-cell>
          <table:table-cell office:value-type="string" table:style-name="ce43">
            <text:p>Executive Agency</text:p>
          </table:table-cell>
          <table:table-cell office:value-type="string" table:style-name="ce44">
            <text:p>Home Office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content-validation-name="val3" table:style-name="ce87">
            <text:p>0</text:p>
          </table:table-cell>
          <table:table-cell office:value-type="float" office:value="0" table:content-validation-name="val3" table:style-name="ce85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72">
            <text:p>0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86">
            <text:p>0</text:p>
          </table:table-cell>
          <table:table-cell office:value-type="float" office:value="0" table:style-name="ce194">
            <text:p>0</text:p>
          </table:table-cell>
          <table:table-cell office:value-type="float" office:value="0" table:style-name="ce196">
            <text:p>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208">
            <text:p>0</text:p>
          </table:table-cell>
          <table:table-cell office:value-type="float" office:value="0" table:content-validation-name="val3" table:style-name="ce210">
            <text:p>0</text:p>
          </table:table-cell>
          <table:table-cell office:value-type="float" office:value="0" table:content-validation-name="val3" table:style-name="ce216">
            <text:p>0</text:p>
          </table:table-cell>
          <table:table-cell office:value-type="currency" office:value="-5000" table:content-validation-name="val2" table:style-name="ce9">
            <text:p>-£5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-1000" table:content-validation-name="val2" table:style-name="ce9">
            <text:p>-£1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-6000" table:style-name="ce10">
            <text:p>-£6,000.00</text:p>
          </table:table-cell>
          <table:table-cell office:value-type="currency" office:value="-32000" table:content-validation-name="val2" table:style-name="ce11">
            <text:p>-£32,000.00</text:p>
          </table:table-cell>
          <table:table-cell office:value-type="currency" office:value="-32000" table:content-validation-name="val2" table:style-name="ce11">
            <text:p>-£32,000.00</text:p>
          </table:table-cell>
          <table:table-cell office:value-type="currency" office:value="-64000" table:style-name="ce10">
            <text:p>-£64,000.00</text:p>
          </table:table-cell>
          <table:table-cell office:value-type="currency" office:value="-70000" table:style-name="ce12">
            <text:p>-£70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42">
            <text:p>Executive Non-Departmental Public Body</text:p>
          </table:table-cell>
          <table:table-cell office:value-type="string" table:style-name="ce45">
            <text:p>Home Office</text:p>
          </table:table-cell>
          <table:table-cell office:value-type="float" office:value="267" table:style-name="ce47">
            <text:p>267</text:p>
          </table:table-cell>
          <table:table-cell office:value-type="float" office:value="240.71" table:style-name="ce48">
            <text:p>241</text:p>
          </table:table-cell>
          <table:table-cell office:value-type="float" office:value="196" table:style-name="ce50">
            <text:p>196</text:p>
          </table:table-cell>
          <table:table-cell office:value-type="float" office:value="186.4" table:style-name="ce53">
            <text:p>186</text:p>
          </table:table-cell>
          <table:table-cell office:value-type="float" office:value="230" table:style-name="ce37">
            <text:p>230</text:p>
          </table:table-cell>
          <table:table-cell office:value-type="float" office:value="223.32" table:style-name="ce39">
            <text:p>223</text:p>
          </table:table-cell>
          <table:table-cell office:value-type="float" office:value="33" table:style-name="ce41">
            <text:p>33</text:p>
          </table:table-cell>
          <table:table-cell office:value-type="float" office:value="31.3" table:style-name="ce68">
            <text:p>31</text:p>
          </table:table-cell>
          <table:table-cell office:value-type="float" office:value="6" table:style-name="ce70">
            <text:p>6</text:p>
          </table:table-cell>
          <table:table-cell office:value-type="float" office:value="5.97" table:style-name="ce73">
            <text:p>6</text:p>
          </table:table-cell>
          <table:table-cell office:value-type="float" office:value="4" table:style-name="ce81">
            <text:p>4</text:p>
          </table:table-cell>
          <table:table-cell office:value-type="float" office:value="4" table:style-name="ce83">
            <text:p>4</text:p>
          </table:table-cell>
          <table:table-cell office:value-type="float" office:value="736" table:content-validation-name="val3" table:style-name="ce87">
            <text:p>736</text:p>
          </table:table-cell>
          <table:table-cell office:value-type="float" office:value="691.7" table:content-validation-name="val3" table:style-name="ce86">
            <text:p>692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74">
            <text:p>0</text:p>
          </table:table-cell>
          <table:table-cell office:value-type="float" office:value="0" table:style-name="ce181">
            <text:p>0</text:p>
          </table:table-cell>
          <table:table-cell office:value-type="float" office:value="0" table:style-name="ce184">
            <text:p>0</text:p>
          </table:table-cell>
          <table:table-cell office:value-type="float" office:value="28" table:style-name="ce198">
            <text:p>28</text:p>
          </table:table-cell>
          <table:table-cell office:value-type="float" office:value="28" table:style-name="ce197">
            <text:p>28</text:p>
          </table:table-cell>
          <table:table-cell office:value-type="float" office:value="28" table:style-name="ce87">
            <text:p>28</text:p>
          </table:table-cell>
          <table:table-cell office:value-type="float" office:value="28" table:style-name="ce209">
            <text:p>28</text:p>
          </table:table-cell>
          <table:table-cell office:value-type="float" office:value="764" table:content-validation-name="val3" table:style-name="ce210">
            <text:p>764</text:p>
          </table:table-cell>
          <table:table-cell office:value-type="float" office:value="719.7" table:content-validation-name="val3" table:style-name="ce213">
            <text:p>720</text:p>
          </table:table-cell>
          <table:table-cell office:value-type="currency" office:value="1444324.28" table:content-validation-name="val1" table:style-name="ce9">
            <text:p>£1,444,324.28</text:p>
          </table:table-cell>
          <table:table-cell office:value-type="currency" office:value="6777.1" table:content-validation-name="val1" table:style-name="ce9">
            <text:p>£6,777.1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41619.08" table:content-validation-name="val1" table:style-name="ce9">
            <text:p>£41,619.08</text:p>
          </table:table-cell>
          <table:table-cell office:value-type="currency" office:value="268510.45" table:content-validation-name="val1" table:style-name="ce9">
            <text:p>£268,510.45</text:p>
          </table:table-cell>
          <table:table-cell office:value-type="currency" office:value="104429.4" table:content-validation-name="val1" table:style-name="ce9">
            <text:p>£104,429.40</text:p>
          </table:table-cell>
          <table:table-cell office:value-type="currency" office:value="1865660.31" table:style-name="ce10">
            <text:p>£1,865,660.31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441046.62" table:content-validation-name="val2" table:style-name="ce11">
            <text:p>£441,046.62</text:p>
          </table:table-cell>
          <table:table-cell office:value-type="currency" office:value="441046.62" table:style-name="ce10">
            <text:p>£441,046.62</text:p>
          </table:table-cell>
          <table:table-cell office:value-type="currency" office:value="2306706.9300000002" table:style-name="ce12">
            <text:p>£2,306,706.93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131">
            <text:p>Executive Non-Departmental Public Body</text:p>
          </table:table-cell>
          <table:table-cell office:value-type="string" table:style-name="ce133">
            <text:p>Home Office</text:p>
          </table:table-cell>
          <table:table-cell office:value-type="float" office:value="42" table:style-name="ce123">
            <text:p>42</text:p>
          </table:table-cell>
          <table:table-cell office:value-type="float" office:value="40.297200000000004" table:style-name="ce126">
            <text:p>40</text:p>
          </table:table-cell>
          <table:table-cell office:value-type="float" office:value="54" table:style-name="ce127">
            <text:p>54</text:p>
          </table:table-cell>
          <table:table-cell office:value-type="float" office:value="53.256700000000002" table:style-name="ce117">
            <text:p>53</text:p>
          </table:table-cell>
          <table:table-cell office:value-type="float" office:value="441" table:style-name="ce120">
            <text:p>441</text:p>
          </table:table-cell>
          <table:table-cell office:value-type="float" office:value="433.85399999999993" table:style-name="ce121">
            <text:p>434</text:p>
          </table:table-cell>
          <table:table-cell office:value-type="float" office:value="43" table:style-name="ce55">
            <text:p>43</text:p>
          </table:table-cell>
          <table:table-cell office:value-type="float" office:value="42.805900000000001" table:style-name="ce56">
            <text:p>43</text:p>
          </table:table-cell>
          <table:table-cell office:value-type="float" office:value="5" table:style-name="ce58">
            <text:p>5</text:p>
          </table:table-cell>
          <table:table-cell office:value-type="float" office:value="5" table:style-name="ce91">
            <text:p>5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3">
            <text:p>0</text:p>
          </table:table-cell>
          <table:table-cell office:value-type="float" office:value="585" table:content-validation-name="val3" table:style-name="ce87">
            <text:p>585</text:p>
          </table:table-cell>
          <table:table-cell office:value-type="float" office:value="575.21379999999988" table:content-validation-name="val3" table:style-name="ce96">
            <text:p>575</text:p>
          </table:table-cell>
          <table:table-cell office:value-type="float" office:value="43" table:style-name="ce115">
            <text:p>43</text:p>
          </table:table-cell>
          <table:table-cell office:value-type="float" office:value="43" table:style-name="ce112">
            <text:p>43</text:p>
          </table:table-cell>
          <table:table-cell office:value-type="float" office:value="0" table:style-name="ce171">
            <text:p>0</text:p>
          </table:table-cell>
          <table:table-cell office:value-type="float" office:value="0" table:style-name="ce173">
            <text:p>0</text:p>
          </table:table-cell>
          <table:table-cell office:value-type="float" office:value="1" table:style-name="ce182">
            <text:p>1</text:p>
          </table:table-cell>
          <table:table-cell office:value-type="float" office:value="1" table:style-name="ce185">
            <text:p>1</text:p>
          </table:table-cell>
          <table:table-cell office:value-type="float" office:value="0" table:style-name="ce193">
            <text:p>0</text:p>
          </table:table-cell>
          <table:table-cell office:value-type="float" office:value="0" table:style-name="ce195">
            <text:p>0</text:p>
          </table:table-cell>
          <table:table-cell office:value-type="float" office:value="44" table:style-name="ce87">
            <text:p>44</text:p>
          </table:table-cell>
          <table:table-cell office:value-type="float" office:value="44" table:style-name="ce206">
            <text:p>44</text:p>
          </table:table-cell>
          <table:table-cell office:value-type="float" office:value="629" table:content-validation-name="val3" table:style-name="ce210">
            <text:p>629</text:p>
          </table:table-cell>
          <table:table-cell office:value-type="float" office:value="619.21379999999988" table:content-validation-name="val3" table:style-name="ce214">
            <text:p>619</text:p>
          </table:table-cell>
          <table:table-cell office:value-type="currency" office:value="1700283.27" table:content-validation-name="val2" table:style-name="ce9">
            <text:p>£1,700,283.27</text:p>
          </table:table-cell>
          <table:table-cell office:value-type="currency" office:value="94446.819999999992" table:content-validation-name="val2" table:style-name="ce9">
            <text:p>£94,446.82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9038" table:content-validation-name="val2" table:style-name="ce9">
            <text:p>£29,038.00</text:p>
          </table:table-cell>
          <table:table-cell office:value-type="currency" office:value="329954.12" table:content-validation-name="val2" table:style-name="ce9">
            <text:p>£329,954.12</text:p>
          </table:table-cell>
          <table:table-cell office:value-type="currency" office:value="153595.10999999999" table:content-validation-name="val2" table:style-name="ce9">
            <text:p>£153,595.11</text:p>
          </table:table-cell>
          <table:table-cell office:value-type="currency" office:value="2307317.3199999998" table:style-name="ce10">
            <text:p>£2,307,317.32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307317.3199999998" table:style-name="ce12">
            <text:p>£2,307,317.32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130">
            <text:p>Executive Non-Departmental Public Body</text:p>
          </table:table-cell>
          <table:table-cell office:value-type="string" table:style-name="ce136">
            <text:p>Home Office</text:p>
          </table:table-cell>
          <table:table-cell office:value-type="float" office:value="12" table:style-name="ce124">
            <text:p>12</text:p>
          </table:table-cell>
          <table:table-cell office:value-type="float" office:value="10.5" table:style-name="ce125">
            <text:p>11</text:p>
          </table:table-cell>
          <table:table-cell office:value-type="float" office:value="9" table:style-name="ce128">
            <text:p>9</text:p>
          </table:table-cell>
          <table:table-cell office:value-type="float" office:value="9" table:style-name="ce118">
            <text:p>9</text:p>
          </table:table-cell>
          <table:table-cell office:value-type="float" office:value="38" table:style-name="ce119">
            <text:p>38</text:p>
          </table:table-cell>
          <table:table-cell office:value-type="float" office:value="37.5" table:style-name="ce122">
            <text:p>38</text:p>
          </table:table-cell>
          <table:table-cell office:value-type="float" office:value="2" table:style-name="ce54">
            <text:p>2</text:p>
          </table:table-cell>
          <table:table-cell office:value-type="float" office:value="1.8" table:style-name="ce57">
            <text:p>2</text:p>
          </table:table-cell>
          <table:table-cell office:value-type="float" office:value="1" table:style-name="ce59">
            <text:p>1</text:p>
          </table:table-cell>
          <table:table-cell office:value-type="float" office:value="0.6" table:style-name="ce90">
            <text:p>1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62" table:content-validation-name="val3" table:style-name="ce87">
            <text:p>62</text:p>
          </table:table-cell>
          <table:table-cell office:value-type="float" office:value="59.4" table:content-validation-name="val3" table:style-name="ce97">
            <text:p>59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68">
            <text:p>0</text:p>
          </table:table-cell>
          <table:table-cell office:value-type="float" office:value="0" table:style-name="ce163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164">
            <text:p>0</text:p>
          </table:table-cell>
          <table:table-cell office:value-type="float" office:value="0" table:style-name="ce165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211">
            <text:p>0</text:p>
          </table:table-cell>
          <table:table-cell office:value-type="float" office:value="62" table:content-validation-name="val3" table:style-name="ce210">
            <text:p>62</text:p>
          </table:table-cell>
          <table:table-cell office:value-type="float" office:value="59.4" table:content-validation-name="val3" table:style-name="ce215">
            <text:p>59</text:p>
          </table:table-cell>
          <table:table-cell office:value-type="currency" office:value="166973" table:content-validation-name="val2" table:style-name="ce9">
            <text:p>£166,973.00</text:p>
          </table:table-cell>
          <table:table-cell office:value-type="currency" office:value="375" table:content-validation-name="val2" table:style-name="ce9">
            <text:p>£375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0887" table:content-validation-name="val2" table:style-name="ce9">
            <text:p>£30,887.00</text:p>
          </table:table-cell>
          <table:table-cell office:value-type="currency" office:value="13899" table:content-validation-name="val2" table:style-name="ce9">
            <text:p>£13,899.00</text:p>
          </table:table-cell>
          <table:table-cell office:value-type="currency" office:value="212134" table:style-name="ce10">
            <text:p>£212,134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12134" table:style-name="ce12">
            <text:p>£212,134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129">
            <text:p>Executive Non-Departmental Public Body</text:p>
          </table:table-cell>
          <table:table-cell office:value-type="string" table:style-name="ce134">
            <text:p>Home Office</text:p>
          </table:table-cell>
          <table:table-cell office:value-type="float" office:value="33" table:style-name="ce144">
            <text:p>33</text:p>
          </table:table-cell>
          <table:table-cell office:value-type="float" office:value="32.4" table:style-name="ce145">
            <text:p>32</text:p>
          </table:table-cell>
          <table:table-cell office:value-type="float" office:value="55" table:style-name="ce147">
            <text:p>55</text:p>
          </table:table-cell>
          <table:table-cell office:value-type="float" office:value="55" table:style-name="ce137">
            <text:p>55</text:p>
          </table:table-cell>
          <table:table-cell office:value-type="float" office:value="43" table:style-name="ce140">
            <text:p>43</text:p>
          </table:table-cell>
          <table:table-cell office:value-type="float" office:value="42.6" table:style-name="ce141">
            <text:p>43</text:p>
          </table:table-cell>
          <table:table-cell office:value-type="float" office:value="23" table:style-name="ce61">
            <text:p>23</text:p>
          </table:table-cell>
          <table:table-cell office:value-type="float" office:value="22.3" table:style-name="ce62">
            <text:p>22</text:p>
          </table:table-cell>
          <table:table-cell office:value-type="float" office:value="4" table:style-name="ce64">
            <text:p>4</text:p>
          </table:table-cell>
          <table:table-cell office:value-type="float" office:value="4" table:style-name="ce66">
            <text:p>4</text:p>
          </table:table-cell>
          <table:table-cell office:value-type="float" office:value="6" table:style-name="ce98">
            <text:p>6</text:p>
          </table:table-cell>
          <table:table-cell office:value-type="float" office:value="0.48" table:style-name="ce100">
            <text:p>0</text:p>
          </table:table-cell>
          <table:table-cell office:value-type="float" office:value="164" table:content-validation-name="val3" table:style-name="ce87">
            <text:p>164</text:p>
          </table:table-cell>
          <table:table-cell office:value-type="float" office:value="156.78" table:content-validation-name="val3" table:style-name="ce101">
            <text:p>157</text:p>
          </table:table-cell>
          <table:table-cell office:value-type="float" office:value="7" table:style-name="ce102">
            <text:p>7</text:p>
          </table:table-cell>
          <table:table-cell office:value-type="float" office:value="7" table:style-name="ce155">
            <text:p>7</text:p>
          </table:table-cell>
          <table:table-cell office:value-type="float" office:value="11" table:style-name="ce157">
            <text:p>11</text:p>
          </table:table-cell>
          <table:table-cell office:value-type="float" office:value="10.4" table:style-name="ce159">
            <text:p>1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92">
            <text:p>0</text:p>
          </table:table-cell>
          <table:table-cell office:value-type="float" office:value="0" table:style-name="ce191">
            <text:p>0</text:p>
          </table:table-cell>
          <table:table-cell office:value-type="float" office:value="18" table:style-name="ce87">
            <text:p>18</text:p>
          </table:table-cell>
          <table:table-cell office:value-type="float" office:value="17.399999999999999" table:style-name="ce207">
            <text:p>17</text:p>
          </table:table-cell>
          <table:table-cell office:value-type="float" office:value="182" table:content-validation-name="val3" table:style-name="ce210">
            <text:p>182</text:p>
          </table:table-cell>
          <table:table-cell office:value-type="float" office:value="174.18" table:content-validation-name="val3" table:style-name="ce212">
            <text:p>174</text:p>
          </table:table-cell>
          <table:table-cell office:value-type="currency" office:value="466623.37" table:content-validation-name="val1" table:style-name="ce9">
            <text:p>£466,623.37</text:p>
          </table:table-cell>
          <table:table-cell office:value-type="currency" office:value="56096.12" table:content-validation-name="val1" table:style-name="ce9">
            <text:p>£56,096.12</text:p>
          </table:table-cell>
          <table:table-cell office:value-type="currency" office:value="1000" table:content-validation-name="val2" table:style-name="ce9">
            <text:p>£1,000.00</text:p>
          </table:table-cell>
          <table:table-cell office:value-type="currency" office:value="12294.2" table:content-validation-name="val1" table:style-name="ce9">
            <text:p>£12,294.20</text:p>
          </table:table-cell>
          <table:table-cell office:value-type="currency" office:value="94090.66" table:content-validation-name="val1" table:style-name="ce9">
            <text:p>£94,090.66</text:p>
          </table:table-cell>
          <table:table-cell office:value-type="currency" office:value="47254.44" table:content-validation-name="val1" table:style-name="ce9">
            <text:p>£47,254.44</text:p>
          </table:table-cell>
          <table:table-cell office:value-type="currency" office:value="677358.79" table:style-name="ce10">
            <text:p>£677,358.79</text:p>
          </table:table-cell>
          <table:table-cell office:value-type="currency" office:value="169042.28" table:content-validation-name="val1" table:style-name="ce11">
            <text:p>£169,042.28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69042.28" table:style-name="ce10">
            <text:p>£169,042.28</text:p>
          </table:table-cell>
          <table:table-cell office:value-type="currency" office:value="846401.07000000007" table:style-name="ce12">
            <text:p>£846,401.07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Gangmaster Licensing Authority</text:p>
          </table:table-cell>
          <table:table-cell office:value-type="string" table:style-name="ce132">
            <text:p>Executive Non-Departmental Public Body</text:p>
          </table:table-cell>
          <table:table-cell office:value-type="string" table:style-name="ce135">
            <text:p>Home Office</text:p>
          </table:table-cell>
          <table:table-cell office:value-type="float" office:value="5" table:style-name="ce143">
            <text:p>5</text:p>
          </table:table-cell>
          <table:table-cell office:value-type="float" office:value="5" table:style-name="ce146">
            <text:p>5</text:p>
          </table:table-cell>
          <table:table-cell office:value-type="float" office:value="9" table:style-name="ce148">
            <text:p>9</text:p>
          </table:table-cell>
          <table:table-cell office:value-type="float" office:value="8.0500000000000007" table:style-name="ce138">
            <text:p>8</text:p>
          </table:table-cell>
          <table:table-cell office:value-type="float" office:value="50" table:style-name="ce139">
            <text:p>50</text:p>
          </table:table-cell>
          <table:table-cell office:value-type="float" office:value="49.86" table:style-name="ce142">
            <text:p>50</text:p>
          </table:table-cell>
          <table:table-cell office:value-type="float" office:value="2" table:style-name="ce60">
            <text:p>2</text:p>
          </table:table-cell>
          <table:table-cell office:value-type="float" office:value="1.59" table:style-name="ce63">
            <text:p>2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67" table:content-validation-name="val3" table:style-name="ce14">
            <text:p>67</text:p>
          </table:table-cell>
          <table:table-cell office:value-type="float" office:value="65.5" table:content-validation-name="val3" table:style-name="ce14">
            <text:p>66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87">
            <text:p>0</text:p>
          </table:table-cell>
          <table:table-cell office:value-type="float" office:value="0" table:style-name="ce189">
            <text:p>0</text:p>
          </table:table-cell>
          <table:table-cell office:value-type="float" office:value="0" table:style-name="ce190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67" table:content-validation-name="val3" table:style-name="ce15">
            <text:p>67</text:p>
          </table:table-cell>
          <table:table-cell office:value-type="float" office:value="65.5" table:content-validation-name="val3" table:style-name="ce15">
            <text:p>66</text:p>
          </table:table-cell>
          <table:table-cell office:value-type="currency" office:value="167896.91" table:content-validation-name="val2" table:style-name="ce9">
            <text:p>£167,896.91</text:p>
          </table:table-cell>
          <table:table-cell office:value-type="currency" office:value="8143.23" table:content-validation-name="val2" table:style-name="ce9">
            <text:p>£8,143.23</text:p>
          </table:table-cell>
          <table:table-cell office:value-type="currency" office:value="11000" table:content-validation-name="val2" table:style-name="ce9">
            <text:p>£11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0404.01" table:content-validation-name="val2" table:style-name="ce9">
            <text:p>£30,404.01</text:p>
          </table:table-cell>
          <table:table-cell office:value-type="currency" office:value="16299.07" table:content-validation-name="val2" table:style-name="ce9">
            <text:p>£16,299.07</text:p>
          </table:table-cell>
          <table:table-cell office:value-type="currency" office:value="233743.22000000003" table:style-name="ce10">
            <text:p>£233,743.22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33743.22000000003" table:style-name="ce12">
            <text:p>£233,743.22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Tony Millet</dc:creator>
    <meta:creation-date>2012-07-18T14:50:11Z</meta:creation-date>
    <dc:date>2015-03-13T10:23:31Z</dc:date>
  </office:meta>
</office:document-meta>
</file>